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890000016161C343F8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4.558cm" svg:x="0.263cm" svg:y="0.267cm">
          <draw:image xlink:href="Pictures/20000002000002890000016161C343F8.eps" xlink:type="simple" xlink:show="embed" xlink:actuate="onLoad">
            <text:p/>
          </draw:image>
        </draw:frame>
        <draw:frame draw:style-name="gr2" draw:layer="layout" svg:width="0.425cm" svg:height="0.469cm" svg:x="0.665cm" svg:y="0.84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6cm" svg:height="0.469cm" svg:x="8.189cm" svg:y="1.86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1.463cm" svg:height="0.911cm" svg:x="0.31cm" svg:y="3.925cm">
          <draw:text-box>
            <text:p><text:span text:style-name="T1">ساعت</text:span></text:p>
          </draw:text-box>
        </draw:frame>
        <draw:frame draw:style-name="gr2" draw:layer="layout" svg:width="0.555cm" svg:height="0.356cm" svg:x="4.329cm" svg:y="0.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55cm" svg:height="0.36cm" svg:x="4.292cm" svg:y="2.79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01cm" svg:height="0.308cm" svg:x="5.75cm" svg:y="0.89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01cm" svg:height="0.308cm" svg:x="5.751cm" svg:y="2.856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5T14:13:48</dc:date>
    <dc:creator>kkk </dc:creator>
    <meta:editing-duration>PT12H44M18S</meta:editing-duration>
    <meta:editing-cycles>55</meta:editing-cycles>
    <meta:generator>LibreOffice/3.3$Linux LibreOffice_project/330m19$Build-401</meta:generator>
    <meta:document-statistic meta:object-count="8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sub>
      <mi>D</mi>
      <mi>A</mi>
    </msub>
    <annotation encoding="StarMath 5.0">D_A</annotation>
  </semantics>
</math>
</file>

<file path=Object 4/content.xml><?xml version="1.0" encoding="utf-8"?>
<math xmlns="http://www.w3.org/1998/Math/MathML">
  <semantics>
    <msub>
      <mi>D</mi>
      <mi>B</mi>
    </msub>
    <annotation encoding="StarMath 5.0">D_B</annotation>
  </semantics>
</math>
</file>

<file path=Object 5/content.xml><?xml version="1.0" encoding="utf-8"?>
<math xmlns="http://www.w3.org/1998/Math/MathML">
  <semantics>
    <mi>A</mi>
    <annotation encoding="StarMath 5.0">A</annotation>
  </semantics>
</math>
</file>

<file path=Object 6/content.xml><?xml version="1.0" encoding="utf-8"?>
<math xmlns="http://www.w3.org/1998/Math/MathML">
  <semantics>
    <mi>B</mi>
    <annotation encoding="StarMath 5.0">B</annotation>
  </semantics>
</math>
</file>